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000000" draw:fill-gradient-name="Gradient_20_13" draw:fill-image-name="Empty" draw:textarea-vertical-align="middle" draw:auto-grow-height="false" fo:min-height="0cm" fo:min-width="0cm"/>
    </style:style>
    <style:style style:name="gr2" style:family="graphic" style:parent-style-name="standard">
      <style:graphic-properties svg:stroke-opacity="0%" draw:fill-color="#999999" draw:textarea-horizontal-align="center" draw:textarea-vertical-align="middle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.882cm" svg:height="1.882cm" svg:x="0.03cm" svg:y="0.036cm">
          <text:p/>
          <draw:enhanced-geometry svg:viewBox="0 0 21600 21600" draw:text-areas="0 0 21600 21600" draw:type="circular-arrow" draw:modifiers="-170.30089890278 144.905291941827 6554.2661527338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ellipse draw:style-name="gr2" draw:text-style-name="P1" draw:layer="layout" svg:width="0.582cm" svg:height="0.597cm" svg:x="0cm" svg:y="0.42cm">
          <text:p/>
        </draw:ellipse>
        <draw:ellipse draw:style-name="gr3" draw:text-style-name="P1" draw:layer="layout" svg:width="0.582cm" svg:height="0.597cm" svg:x="0cm" svg:y="0.421cm">
          <text:p/>
        </draw:ellipse>
        <draw:ellipse draw:style-name="gr3" draw:text-style-name="P1" draw:layer="layout" svg:width="0.582cm" svg:height="0.597cm" svg:x="0.68cm" svg:y="0.697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3" draw:display-name="Gradient 13" draw:style="linear" draw:start-color="#000000" draw:end-color="#ffffff" draw:start-intensity="100%" draw:end-intensity="100%" draw:angle="2400" draw:border="0%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27T04:01:18.59</dc:date>
    <dc:creator>Wincent Balin</dc:creator>
    <meta:editing-duration>PT00H34M18S</meta:editing-duration>
    <meta:editing-cycles>7</meta:editing-cycles>
    <meta:generator>OpenOffice.org/3.2$Win32 OpenOffice.org_project/320m18$Build-9502</meta:generator>
    <meta:document-statistic meta:object-count="4"/>
  </office:meta>
</office:document-meta>
</file>